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Songti-SC-Regular" svg:font-family="STSongti-SC-Regular"/>
    <style:font-face style:name="Helvetica" svg:font-family="Helvetica" style:font-family-generic="swiss"/>
    <style:font-face style:name="Proxima Nova" svg:font-family="'Proxima Nova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661in"/>
    </style:style>
    <style:style style:name="co4" style:family="table-column">
      <style:table-column-properties fo:break-before="auto" style:column-width="0.6083in"/>
    </style:style>
    <style:style style:name="co5" style:family="table-column">
      <style:table-column-properties fo:break-before="auto" style:column-width="1.1835in"/>
    </style:style>
    <style:style style:name="co6" style:family="table-column">
      <style:table-column-properties fo:break-before="auto" style:column-width="2.9764in"/>
    </style:style>
    <style:style style:name="co7" style:family="table-column">
      <style:table-column-properties fo:break-before="auto" style:column-width="1.3811in"/>
    </style:style>
    <style:style style:name="co8" style:family="table-column">
      <style:table-column-properties fo:break-before="auto" style:column-width="1.0354in"/>
    </style:style>
    <style:style style:name="ro5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2291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0.2402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/>
      <style:text-properties style:font-name="Proxima Nova" fo:font-size="12pt" fo:font-weight="bold" style:font-name-asian="Proxima Nova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font-name="Proxima Nov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xima Nova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font-name="Proxima Nova" fo:font-size="12pt" style:font-name-asian="Proxima Nova" style:font-size-asian="12pt" style:font-size-complex="12pt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Proxima Nova" fo:font-size="12pt" fo:font-weight="bold" style:font-name-asian="Proxima Nova" style:font-size-asian="12pt" style:font-weight-asian="bold" style:font-size-complex="12pt" style:font-weight-complex="bold"/>
    </style:style>
    <style:style style:name="ce5" style:family="table-cell" style:parent-style-name="Default">
      <style:text-properties style:font-name="Proxima Nova" fo:font-size="12pt" style:font-name-asian="Proxima Nova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start"/>
      <style:text-properties style:font-name="Proxima Nova" fo:font-size="14pt" fo:font-weight="bold" style:font-size-asian="14pt" style:font-weight-asian="bold" style:font-size-complex="14pt" style:font-weight-complex="bold"/>
    </style:style>
    <style:style style:name="T1" style:family="text">
      <style:text-properties style:use-window-font-color="true" style:font-name="Helvetica" fo:font-size="12pt" style:font-name-asian="Helvetica" style:font-size-asian="12pt" style:font-name-complex="Helvetica" style:font-size-complex="6.80000019073486pt"/>
    </style:style>
    <style:style style:name="T2" style:family="text">
      <style:text-properties style:use-window-font-color="true" style:font-name="STSongti-SC-Regular" fo:font-size="12pt" style:font-name-asian="STSongti-SC-Regular" style:font-size-asian="12pt" style:font-name-complex="STSongti-SC-Regular" style:font-size-complex="6.80000019073486pt"/>
    </style:style>
  </office:automatic-styles>
  <office:body>
    <office:spreadsheet>
      <table:table table:name="Sheet1" table:style-name="ta1" table:print="false">
        <table:table-column table:style-name="co3" table:default-cell-style-name="ce3"/>
        <table:table-column table:style-name="co4" table:default-cell-style-name="ce3"/>
        <table:table-column table:style-name="co2" table:visibility="collapse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number-columns-repeated="4" table:default-cell-style-name="ce3"/>
        <table:table-column table:style-name="co7" table:default-cell-style-name="ce3"/>
        <table:table-column table:style-name="co2" table:default-cell-style-name="ce3"/>
        <table:table-column table:style-name="co2" table:default-cell-style-name="ce5"/>
        <table:table-column table:style-name="co2" table:number-columns-repeated="3" table:default-cell-style-name="Default"/>
        <table:table-column table:style-name="co8" table:default-cell-style-name="Default"/>
        <table:table-row table:style-name="ro2">
          <table:table-cell table:style-name="ce1" office:value-type="string">
            <text:p>name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origin</text:p>
          </table:table-cell>
          <table:table-cell table:style-name="ce1" office:value-type="string">
            <text:p>origin (primary)</text:p>
          </table:table-cell>
          <table:table-cell table:style-name="ce1" office:value-type="string">
            <text:p>exact meaning</text:p>
          </table:table-cell>
          <table:table-cell table:style-name="ce1" office:value-type="string">
            <text:p>meaning category</text:p>
          </table:table-cell>
          <table:table-cell table:style-name="ce1" office:value-type="string">
            <text:p>Tone 1</text:p>
          </table:table-cell>
          <table:table-cell table:style-name="ce1" office:value-type="string">
            <text:p>Tone 2</text:p>
          </table:table-cell>
          <table:table-cell table:style-name="ce4" office:value-type="string">
            <text:p>rating</text:p>
          </table:table-cell>
          <table:table-cell table:style-name="ce1" office:value-type="string">
            <text:p>familiarity</text:p>
          </table:table-cell>
          <table:table-cell table:style-name="ce1" office:value-type="string">
            <text:p>popularity region</text:p>
          </table:table-cell>
          <table:table-cell table:style-name="ce1" office:value-type="string">
            <text:p>Popularity #</text:p>
          </table:table-cell>
          <table:table-cell table:style-name="ce1"/>
          <table:table-cell table:style-name="ce6" table:number-columns-repeated="4"/>
        </table:table-row>
        <table:table-row table:style-name="ro3">
          <table:table-cell table:style-name="ce2" office:value-type="string">
            <text:p>Santiago</text:p>
          </table:table-cell>
          <table:table-cell office:value-type="string">
            <text:p>m</text:p>
          </table:table-cell>
          <table:table-cell office:value-type="string">
            <text:p>spanish, portuguese</text:p>
          </table:table-cell>
          <table:table-cell office:value-type="string">
            <text:p>spanish</text:p>
          </table:table-cell>
          <table:table-cell office:value-type="string">
            <text:p>saint james</text:p>
          </table:table-cell>
          <table:table-cell office:value-type="string">
            <text:p>religious</text:p>
          </table:table-cell>
          <table:table-cell office:value-type="string">
            <text:p>tough</text:p>
          </table:table-cell>
          <table:table-cell office:value-type="string">
            <text:p>cool</text:p>
          </table:table-cell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string">
            <text:p>Mexico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ateo</text:p>
          </table:table-cell>
          <table:table-cell office:value-type="string">
            <text:p>m</text:p>
          </table:table-cell>
          <table:table-cell office:value-type="string">
            <text:p>spanish, croatian</text:p>
          </table:table-cell>
          <table:table-cell office:value-type="string">
            <text:p>spanish</text:p>
          </table:table-cell>
          <table:table-cell office:value-type="string">
            <text:p>gift of yahweh</text:p>
          </table:table-cell>
          <table:table-cell office:value-type="string">
            <text:p>religious</text:p>
          </table:table-cell>
          <table:table-cell office:value-type="string">
            <text:p>cool</text:p>
          </table:table-cell>
          <table:table-cell office:value-type="string">
            <text:p>pretty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string">
            <text:p>Mexico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table:style-name="ce2" office:value-type="string">
            <text:p>Diego</text:p>
          </table:table-cell>
          <table:table-cell office:value-type="string">
            <text:p>m</text:p>
          </table:table-cell>
          <table:table-cell table:number-columns-repeated="2" office:value-type="string">
            <text:p>spanish</text:p>
          </table:table-cell>
          <table:table-cell office:value-type="string">
            <text:p>short for santiago</text:p>
          </table:table-cell>
          <table:table-cell office:value-type="string">
            <text:p>religious</text:p>
          </table:table-cell>
          <table:table-cell office:value-type="string">
            <text:p>cute</text:p>
          </table:table-cell>
          <table:table-cell office:value-type="string">
            <text:p>intelligent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string">
            <text:p>Mexico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iguel Ángel</text:p>
          </table:table-cell>
          <table:table-cell office:value-type="string">
            <text:p>m</text:p>
          </table:table-cell>
          <table:table-cell table:number-columns-repeated="2" office:value-type="string">
            <text:p>spanish</text:p>
          </table:table-cell>
          <table:table-cell office:value-type="string">
            <text:p>who is like god? Messanger of god</text:p>
          </table:table-cell>
          <table:table-cell office:value-type="string">
            <text:p>religious</text:p>
          </table:table-cell>
          <table:table-cell office:value-type="string">
            <text:p>tough</text:p>
          </table:table-cell>
          <table:table-cell office:value-type="string">
            <text:p>pretty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Mexico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2" office:value-type="string">
            <text:p>Emiliano</text:p>
          </table:table-cell>
          <table:table-cell office:value-type="string">
            <text:p>m</text:p>
          </table:table-cell>
          <table:table-cell office:value-type="string">
            <text:p>spanish, italian</text:p>
          </table:table-cell>
          <table:table-cell office:value-type="string">
            <text:p>spanish</text:p>
          </table:table-cell>
          <table:table-cell office:value-type="string">
            <text:p>from roman family name Aemilius</text:p>
          </table:table-cell>
          <table:table-cell office:value-type="string">
            <text:p>lineage</text:p>
          </table:table-cell>
          <table:table-cell office:value-type="string">
            <text:p>tough</text:p>
          </table:table-cell>
          <table:table-cell office:value-type="string">
            <text:p>cool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Mexico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3">
          <table:table-cell table:style-name="ce2" office:value-type="string">
            <text:p>Sebastián</text:p>
          </table:table-cell>
          <table:table-cell office:value-type="string">
            <text:p>m</text:p>
          </table:table-cell>
          <table:table-cell table:number-columns-repeated="2" office:value-type="string">
            <text:p>spanish</text:p>
          </table:table-cell>
          <table:table-cell office:value-type="string">
            <text:p>from sebaste</text:p>
          </table:table-cell>
          <table:table-cell office:value-type="string">
            <text:p>lineage</text:p>
          </table:table-cell>
          <table:table-cell office:value-type="string">
            <text:p>cute</text:p>
          </table:table-cell>
          <table:table-cell office:value-type="string">
            <text:p>cool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3">
          <table:table-cell table:style-name="ce2" office:value-type="string">
            <text:p>Leonardo</text:p>
          </table:table-cell>
          <table:table-cell office:value-type="string">
            <text:p>m</text:p>
          </table:table-cell>
          <table:table-cell office:value-type="string">
            <text:p>italian, spanish, portuguese</text:p>
          </table:table-cell>
          <table:table-cell office:value-type="string">
            <text:p>italian</text:p>
          </table:table-cell>
          <table:table-cell office:value-type="string">
            <text:p>brave lion</text:p>
          </table:table-cell>
          <table:table-cell office:value-type="string">
            <text:p>nature</text:p>
          </table:table-cell>
          <table:table-cell office:value-type="string">
            <text:p>cool</text:p>
          </table:table-cell>
          <table:table-cell office:value-type="string">
            <text:p>intelligent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Mexico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table:style-name="ce2" office:value-type="string">
            <text:p>José Ángel</text:p>
          </table:table-cell>
          <table:table-cell office:value-type="string">
            <text:p>m</text:p>
          </table:table-cell>
          <table:table-cell table:number-columns-repeated="2" office:value-type="string">
            <text:p>spanish</text:p>
          </table:table-cell>
          <table:table-cell office:value-type="string">
            <text:p>he will add, messanger of god</text:p>
          </table:table-cell>
          <table:table-cell office:value-type="string">
            <text:p>religious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Mexico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table:style-name="ce2" office:value-type="string">
            <text:p>Jesús</text:p>
          </table:table-cell>
          <table:table-cell office:value-type="string">
            <text:p>m</text:p>
          </table:table-cell>
          <table:table-cell table:number-columns-repeated="2" office:value-type="string">
            <text:p>spanish</text:p>
          </table:table-cell>
          <table:table-cell office:value-type="string">
            <text:p>jesus</text:p>
          </table:table-cell>
          <table:table-cell office:value-type="string">
            <text:p>religious</text:p>
          </table:table-cell>
          <table:table-cell office:value-type="string">
            <text:p>tough</text:p>
          </table:table-cell>
          <table:table-cell office:value-type="string">
            <text:p>intelligent</text:p>
          </table:table-cell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string">
            <text:p>Mexico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table:style-name="ce2" office:value-type="string">
            <text:p>Alejandro</text:p>
          </table:table-cell>
          <table:table-cell office:value-type="string">
            <text:p>m</text:p>
          </table:table-cell>
          <table:table-cell table:number-columns-repeated="2" office:value-type="string">
            <text:p>spanish</text:p>
          </table:table-cell>
          <table:table-cell office:value-type="string">
            <text:p>defending man</text:p>
          </table:table-cell>
          <table:table-cell office:value-type="string">
            <text:p>job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string">
            <text:p>Mexico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Ximena</text:p>
          </table:table-cell>
          <table:table-cell office:value-type="string">
            <text:p>f</text:p>
          </table:table-cell>
          <table:table-cell table:number-columns-repeated="2" office:value-type="string">
            <text:p>spanish</text:p>
          </table:table-cell>
          <table:table-cell table:number-columns-repeated="2" office:value-type="string">
            <text:p>unknown</text:p>
          </table:table-cell>
          <table:table-cell office:value-type="string">
            <text:p>cool</text:p>
          </table:table-cell>
          <table:table-cell office:value-type="string">
            <text:p>intelligent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Mexico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aría José</text:p>
          </table:table-cell>
          <table:table-cell office:value-type="string">
            <text:p>f (m)</text:p>
          </table:table-cell>
          <table:table-cell office:value-type="string">
            <text:p>spanish, galician, icelandic</text:p>
          </table:table-cell>
          <table:table-cell office:value-type="string">
            <text:p>spanish</text:p>
          </table:table-cell>
          <table:table-cell office:value-type="string">
            <text:p>Wished-for child,mary and joseph </text:p>
          </table:table-cell>
          <table:table-cell office:value-type="string">
            <text:p>religious</text:p>
          </table:table-cell>
          <table:table-cell office:value-type="string">
            <text:p>cute</text:p>
          </table:table-cell>
          <table:table-cell office:value-type="string">
            <text:p>intelligent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Mexico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table:style-name="ce2" office:value-type="string">
            <text:p>Valentina</text:p>
          </table:table-cell>
          <table:table-cell office:value-type="string">
            <text:p>f</text:p>
          </table:table-cell>
          <table:table-cell office:value-type="string">
            <text:p>Italian, Russian, Slovene, Croatian, Macedonian, Romanian, Spanish</text:p>
          </table:table-cell>
          <table:table-cell office:value-type="string">
            <text:p>italian</text:p>
          </table:table-cell>
          <table:table-cell office:value-type="string">
            <text:p>strong, vigorous, healthy</text:p>
          </table:table-cell>
          <table:table-cell office:value-type="string">
            <text:p>virtue</text:p>
          </table:table-cell>
          <table:table-cell office:value-type="string">
            <text:p>pretty</text:p>
          </table:table-cell>
          <table:table-cell office:value-type="string">
            <text:p>cute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Mexico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aría Fernanda</text:p>
          </table:table-cell>
          <table:table-cell office:value-type="string">
            <text:p>f</text:p>
          </table:table-cell>
          <table:table-cell table:number-columns-repeated="2" office:value-type="string">
            <text:p>spanish</text:p>
          </table:table-cell>
          <table:table-cell office:value-type="string">
            <text:p>Wished-for child, brave journey</text:p>
          </table:table-cell>
          <table:table-cell office:value-type="string">
            <text:p>other</text:p>
          </table:table-cell>
          <table:table-cell office:value-type="string">
            <text:p>intelligent</text:p>
          </table:table-cell>
          <table:table-cell office:value-type="string">
            <text:p>tough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Mexico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2" office:value-type="string">
            <text:p>Valeria</text:p>
          </table:table-cell>
          <table:table-cell office:value-type="string">
            <text:p>f</text:p>
          </table:table-cell>
          <table:table-cell office:value-type="string">
            <text:p>italian, spanish, romanian, german</text:p>
          </table:table-cell>
          <table:table-cell office:value-type="string">
            <text:p>italian</text:p>
          </table:table-cell>
          <table:table-cell office:value-type="string">
            <text:p>to be strong</text:p>
          </table:table-cell>
          <table:table-cell office:value-type="string">
            <text:p>virtue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Mexico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3">
          <table:table-cell table:style-name="ce2" office:value-type="string">
            <text:p>Sofía</text:p>
          </table:table-cell>
          <table:table-cell office:value-type="string">
            <text:p>f</text:p>
          </table:table-cell>
          <table:table-cell table:number-columns-repeated="2" office:value-type="string">
            <text:p>spanish</text:p>
          </table:table-cell>
          <table:table-cell office:value-type="string">
            <text:p>wisdom</text:p>
          </table:table-cell>
          <table:table-cell office:value-type="string">
            <text:p>virtue</text:p>
          </table:table-cell>
          <table:table-cell office:value-type="string">
            <text:p>cute</text:p>
          </table:table-cell>
          <table:table-cell office:value-type="string">
            <text:p>pretty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3">
          <table:table-cell table:style-name="ce2" office:value-type="string">
            <text:p>Camila</text:p>
          </table:table-cell>
          <table:table-cell office:value-type="string">
            <text:p>f</text:p>
          </table:table-cell>
          <table:table-cell office:value-type="string">
            <text:p>spanish, portuguese</text:p>
          </table:table-cell>
          <table:table-cell office:value-type="string">
            <text:p>spanish</text:p>
          </table:table-cell>
          <table:table-cell table:number-columns-repeated="2" office:value-type="string">
            <text:p>unknown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Mexico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table:style-name="ce2" office:value-type="string">
            <text:p>Regina</text:p>
          </table:table-cell>
          <table:table-cell office:value-type="string">
            <text:p>f</text:p>
          </table:table-cell>
          <table:table-cell office:value-type="string">
            <text:p>English, German, Italian, Spanish, Portuguese, Lithuanian, Polish, Czech, Hungarian, Swedish, Norwegian, Danish</text:p>
          </table:table-cell>
          <table:table-cell office:value-type="string">
            <text:p>english</text:p>
          </table:table-cell>
          <table:table-cell office:value-type="string">
            <text:p>queen</text:p>
          </table:table-cell>
          <table:table-cell office:value-type="string">
            <text:p>status</text:p>
          </table:table-cell>
          <table:table-cell office:value-type="string">
            <text:p>tough</text:p>
          </table:table-cell>
          <table:table-cell office:value-type="string">
            <text:p>cool</text:p>
          </table:table-cell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string">
            <text:p>Mexico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table:style-name="ce2" office:value-type="string">
            <text:p>Renata</text:p>
          </table:table-cell>
          <table:table-cell office:value-type="string">
            <text:p>f</text:p>
          </table:table-cell>
          <table:table-cell office:value-type="string">
            <text:p>Italian, Spanish, Portuguese, German, Polish, Czech, Croatian, Slovene,</text:p>
          </table:table-cell>
          <table:table-cell office:value-type="string">
            <text:p>italian</text:p>
          </table:table-cell>
          <table:table-cell office:value-type="string">
            <text:p>born again</text:p>
          </table:table-cell>
          <table:table-cell office:value-type="string">
            <text:p>religious</text:p>
          </table:table-cell>
          <table:table-cell office:value-type="string">
            <text:p>cool</text:p>
          </table:table-cell>
          <table:table-cell office:value-type="string">
            <text:p>tough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Mexico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aria Guadalupe</text:p>
          </table:table-cell>
          <table:table-cell office:value-type="string">
            <text:p>f</text:p>
          </table:table-cell>
          <table:table-cell table:number-columns-repeated="2" office:value-type="string">
            <text:p>spanish</text:p>
          </table:table-cell>
          <table:table-cell office:value-type="string">
            <text:p>Wished-for child, our lady of guadalupe</text:p>
          </table:table-cell>
          <table:table-cell office:value-type="string">
            <text:p>religious</text:p>
          </table:table-cell>
          <table:table-cell office:value-type="string">
            <text:p>cool</text:p>
          </table:table-cell>
          <table:table-cell office:value-type="string">
            <text:p>intelligent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Mexico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Noah</text:p>
          </table:table-cell>
          <table:table-cell office:value-type="string">
            <text:p>m</text:p>
          </table:table-cell>
          <table:table-cell office:value-type="string">
            <text:p>english, biblical</text:p>
          </table:table-cell>
          <table:table-cell office:value-type="string">
            <text:p>english</text:p>
          </table:table-cell>
          <table:table-cell office:value-type="string">
            <text:p>rest, comfort</text:p>
          </table:table-cell>
          <table:table-cell office:value-type="string">
            <text:p>virtue</text:p>
          </table:table-cell>
          <table:table-cell office:value-type="string">
            <text:p>cute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Liam</text:p>
          </table:table-cell>
          <table:table-cell office:value-type="string">
            <text:p>m</text:p>
          </table:table-cell>
          <table:table-cell office:value-type="string">
            <text:p>irish, english</text:p>
          </table:table-cell>
          <table:table-cell office:value-type="string">
            <text:p>irish</text:p>
          </table:table-cell>
          <table:table-cell office:value-type="string">
            <text:p>will, desire, helmet, protection</text:p>
          </table:table-cell>
          <table:table-cell office:value-type="string">
            <text:p>virtue</text:p>
          </table:table-cell>
          <table:table-cell office:value-type="string">
            <text:p>cool</text:p>
          </table:table-cell>
          <table:table-cell office:value-type="string">
            <text:p>pretty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USA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table:style-name="ce2" office:value-type="string">
            <text:p>Jacob</text:p>
          </table:table-cell>
          <table:table-cell office:value-type="string">
            <text:p>m</text:p>
          </table:table-cell>
          <table:table-cell office:value-type="string">
            <text:p>English, Dutch, Swedish, Norwegian, Danish, Jewish</text:p>
          </table:table-cell>
          <table:table-cell office:value-type="string">
            <text:p>english</text:p>
          </table:table-cell>
          <table:table-cell office:value-type="string">
            <text:p>holder of the heel, supplanter</text:p>
          </table:table-cell>
          <table:table-cell office:value-type="string">
            <text:p>religious</text:p>
          </table:table-cell>
          <table:table-cell office:value-type="string">
            <text:p>cute</text:p>
          </table:table-cell>
          <table:table-cell office:value-type="string">
            <text:p>cool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string">
            <text:p>USA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ason</text:p>
          </table:table-cell>
          <table:table-cell office:value-type="string">
            <text:p>m</text:p>
          </table:table-cell>
          <table:table-cell table:number-columns-repeated="2" office:value-type="string">
            <text:p>english</text:p>
          </table:table-cell>
          <table:table-cell office:value-type="string">
            <text:p>stoneworker</text:p>
          </table:table-cell>
          <table:table-cell office:value-type="string">
            <text:p>job</text:p>
          </table:table-cell>
          <table:table-cell office:value-type="string">
            <text:p>cool</text:p>
          </table:table-cell>
          <table:table-cell office:value-type="string">
            <text:p>cute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string">
            <text:p>USA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2" office:value-type="string">
            <text:p>William</text:p>
          </table:table-cell>
          <table:table-cell office:value-type="string">
            <text:p>m</text:p>
          </table:table-cell>
          <table:table-cell table:number-columns-repeated="2" office:value-type="string">
            <text:p>english</text:p>
          </table:table-cell>
          <table:table-cell office:value-type="string">
            <text:p>will, desire, helmet, protection</text:p>
          </table:table-cell>
          <table:table-cell office:value-type="string">
            <text:p>virtue</text:p>
          </table:table-cell>
          <table:table-cell office:value-type="string">
            <text:p>intelligent</text:p>
          </table:table-cell>
          <table:table-cell office:value-type="string">
            <text:p>pretty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3">
          <table:table-cell table:style-name="ce2" office:value-type="string">
            <text:p>Ethan</text:p>
          </table:table-cell>
          <table:table-cell office:value-type="string">
            <text:p>m</text:p>
          </table:table-cell>
          <table:table-cell office:value-type="string">
            <text:p>English, Jewish, French, Biblical</text:p>
          </table:table-cell>
          <table:table-cell office:value-type="string">
            <text:p>english</text:p>
          </table:table-cell>
          <table:table-cell office:value-type="string">
            <text:p>solid, enduring</text:p>
          </table:table-cell>
          <table:table-cell office:value-type="string">
            <text:p>virtue</text:p>
          </table:table-cell>
          <table:table-cell office:value-type="string">
            <text:p>intelligent</text:p>
          </table:table-cell>
          <table:table-cell office:value-type="string">
            <text:p>cute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ichael</text:p>
          </table:table-cell>
          <table:table-cell office:value-type="string">
            <text:p>m</text:p>
          </table:table-cell>
          <table:table-cell office:value-type="string">
            <text:p>English, German, Swedish, Norwegian, Danish, Dutch, Czech, Biblical</text:p>
          </table:table-cell>
          <table:table-cell office:value-type="string">
            <text:p>english</text:p>
          </table:table-cell>
          <table:table-cell office:value-type="string">
            <text:p>who is like god?</text:p>
          </table:table-cell>
          <table:table-cell office:value-type="string">
            <text:p>religious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table:style-name="ce2" office:value-type="string">
            <text:p>Alexander</text:p>
          </table:table-cell>
          <table:table-cell office:value-type="string">
            <text:p>m</text:p>
          </table:table-cell>
          <table:table-cell office:value-type="string">
            <text:p>English, German, Dutch, Swedish, Norwegian, Danish, Icelandic, Hungarian, Slovak, Biblical,</text:p>
          </table:table-cell>
          <table:table-cell office:value-type="string">
            <text:p>english</text:p>
          </table:table-cell>
          <table:table-cell office:value-type="string">
            <text:p>defending man</text:p>
          </table:table-cell>
          <table:table-cell office:value-type="string">
            <text:p>job</text:p>
          </table:table-cell>
          <table:table-cell office:value-type="string">
            <text:p>cool</text:p>
          </table:table-cell>
          <table:table-cell office:value-type="string">
            <text:p>pretty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table:style-name="ce2" office:value-type="string">
            <text:p>Jayden</text:p>
          </table:table-cell>
          <table:table-cell office:value-type="string">
            <text:p>m (f)</text:p>
          </table:table-cell>
          <table:table-cell table:number-columns-repeated="2" office:value-type="string">
            <text:p>english</text:p>
          </table:table-cell>
          <table:table-cell table:number-columns-repeated="2" office:value-type="string">
            <text:p>invented</text:p>
          </table:table-cell>
          <table:table-cell office:value-type="string">
            <text:p>cute</text:p>
          </table:table-cell>
          <table:table-cell office:value-type="string">
            <text:p>cool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office:value-type="string">
            <text:p>USA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table:style-name="ce2" office:value-type="string">
            <text:p>Daniel</text:p>
          </table:table-cell>
          <table:table-cell office:value-type="string">
            <text:p>m</text:p>
          </table:table-cell>
          <table:table-cell office:value-type="string">
            <text:p>English, Hebrew, French, German, Swedish, Norwegian, Danish, Polish, Czech, Slovak, Spanish, Portuguese, Romanian, Slovene, Bulgarian, Macedonian, Croatian, Armenian, Georgian, Biblical</text:p>
          </table:table-cell>
          <table:table-cell office:value-type="string">
            <text:p>english</text:p>
          </table:table-cell>
          <table:table-cell office:value-type="string">
            <text:p>god is my judge</text:p>
          </table:table-cell>
          <table:table-cell office:value-type="string">
            <text:p>religious</text:p>
          </table:table-cell>
          <table:table-cell office:value-type="string">
            <text:p>intelligent</text:p>
          </table:table-cell>
          <table:table-cell office:value-type="string">
            <text:p>tough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Sophia</text:p>
          </table:table-cell>
          <table:table-cell office:value-type="string">
            <text:p>f</text:p>
          </table:table-cell>
          <table:table-cell office:value-type="string">
            <text:p>English, Greek, German</text:p>
          </table:table-cell>
          <table:table-cell office:value-type="string">
            <text:p>english</text:p>
          </table:table-cell>
          <table:table-cell office:value-type="string">
            <text:p>wisdom</text:p>
          </table:table-cell>
          <table:table-cell office:value-type="string">
            <text:p>virtue</text:p>
          </table:table-cell>
          <table:table-cell office:value-type="string">
            <text:p>pretty</text:p>
          </table:table-cell>
          <table:table-cell office:value-type="string">
            <text:p>cute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USA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Emma</text:p>
          </table:table-cell>
          <table:table-cell office:value-type="string">
            <text:p>f</text:p>
          </table:table-cell>
          <table:table-cell office:value-type="string">
            <text:p>English, French, Italian, Spanish, Swedish, Norwegian, Danish, Finnish, Dutch, German</text:p>
          </table:table-cell>
          <table:table-cell office:value-type="string">
            <text:p>english</text:p>
          </table:table-cell>
          <table:table-cell office:value-type="string">
            <text:p>whole, universal</text:p>
          </table:table-cell>
          <table:table-cell office:value-type="string">
            <text:p>virtue</text:p>
          </table:table-cell>
          <table:table-cell office:value-type="string">
            <text:p>cool</text:p>
          </table:table-cell>
          <table:table-cell office:value-type="string">
            <text:p>pretty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table:style-name="ce2" office:value-type="string">
            <text:p>Olivia</text:p>
          </table:table-cell>
          <table:table-cell office:value-type="string">
            <text:p>f</text:p>
          </table:table-cell>
          <table:table-cell office:value-type="string">
            <text:p>English, Italian, Spanish, German, Finnish, Swedish, Norwegian, Danish</text:p>
          </table:table-cell>
          <table:table-cell office:value-type="string">
            <text:p>english</text:p>
          </table:table-cell>
          <table:table-cell office:value-type="string">
            <text:p>olive</text:p>
          </table:table-cell>
          <table:table-cell office:value-type="string">
            <text:p>nature</text:p>
          </table:table-cell>
          <table:table-cell office:value-type="string">
            <text:p>intelligent</text:p>
          </table:table-cell>
          <table:table-cell office:value-type="string">
            <text:p>pretty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2" office:value-type="string">
            <text:p>Isabella</text:p>
          </table:table-cell>
          <table:table-cell office:value-type="string">
            <text:p>f</text:p>
          </table:table-cell>
          <table:table-cell office:value-type="string">
            <text:p>Italian, German, English, Swedish, Norwegian, Danish, Dutch, Romanian</text:p>
          </table:table-cell>
          <table:table-cell office:value-type="string">
            <text:p>italian</text:p>
          </table:table-cell>
          <table:table-cell office:value-type="string">
            <text:p>my god is my oath</text:p>
          </table:table-cell>
          <table:table-cell office:value-type="string">
            <text:p>religious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USA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2" office:value-type="string">
            <text:p>Ava</text:p>
          </table:table-cell>
          <table:table-cell office:value-type="string">
            <text:p>f</text:p>
          </table:table-cell>
          <table:table-cell table:number-columns-repeated="2" office:value-type="string">
            <text:p>english</text:p>
          </table:table-cell>
          <table:table-cell office:value-type="string">
            <text:p>to breathe</text:p>
          </table:table-cell>
          <table:table-cell office:value-type="string">
            <text:p>other</text:p>
          </table:table-cell>
          <table:table-cell office:value-type="string">
            <text:p>intelligent</text:p>
          </table:table-cell>
          <table:table-cell office:value-type="string">
            <text:p>pretty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USA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ia</text:p>
          </table:table-cell>
          <table:table-cell office:value-type="string">
            <text:p>f</text:p>
          </table:table-cell>
          <table:table-cell office:value-type="string">
            <text:p>Swedish, Norwegian, Danish, Dutch, German, English</text:p>
          </table:table-cell>
          <table:table-cell office:value-type="string">
            <text:p>swedish</text:p>
          </table:table-cell>
          <table:table-cell office:value-type="string">
            <text:p>Wished-for child</text:p>
          </table:table-cell>
          <table:table-cell office:value-type="string">
            <text:p>religious</text:p>
          </table:table-cell>
          <table:table-cell office:value-type="string">
            <text:p>cute</text:p>
          </table:table-cell>
          <table:table-cell office:value-type="string">
            <text:p>tough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3">
          <table:table-cell table:style-name="ce2" office:value-type="string">
            <text:p>Emily</text:p>
          </table:table-cell>
          <table:table-cell office:value-type="string">
            <text:p>f</text:p>
          </table:table-cell>
          <table:table-cell table:number-columns-repeated="2" office:value-type="string">
            <text:p>english</text:p>
          </table:table-cell>
          <table:table-cell office:value-type="string">
            <text:p>rival</text:p>
          </table:table-cell>
          <table:table-cell office:value-type="string">
            <text:p>negative</text:p>
          </table:table-cell>
          <table:table-cell office:value-type="string">
            <text:p>intelligent</text:p>
          </table:table-cell>
          <table:table-cell office:value-type="string">
            <text:p>cute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table:style-name="ce2" office:value-type="string">
            <text:p>Abigail</text:p>
          </table:table-cell>
          <table:table-cell office:value-type="string">
            <text:p>f</text:p>
          </table:table-cell>
          <table:table-cell office:value-type="string">
            <text:p>English, German, Biblical</text:p>
          </table:table-cell>
          <table:table-cell office:value-type="string">
            <text:p>english</text:p>
          </table:table-cell>
          <table:table-cell office:value-type="string">
            <text:p>father's joy</text:p>
          </table:table-cell>
          <table:table-cell office:value-type="string">
            <text:p>virtue</text:p>
          </table:table-cell>
          <table:table-cell office:value-type="string">
            <text:p>intelligent</text:p>
          </table:table-cell>
          <table:table-cell office:value-type="string">
            <text:p>tough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adison</text:p>
          </table:table-cell>
          <table:table-cell office:value-type="string">
            <text:p>f (m)</text:p>
          </table:table-cell>
          <table:table-cell table:number-columns-repeated="2" office:value-type="string">
            <text:p>english</text:p>
          </table:table-cell>
          <table:table-cell office:value-type="string">
            <text:p>son of maud</text:p>
          </table:table-cell>
          <table:table-cell office:value-type="string">
            <text:p>lineage</text:p>
          </table:table-cell>
          <table:table-cell office:value-type="string">
            <text:p>tough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table:style-name="ce2" office:value-type="string">
            <text:p>Elizabeth</text:p>
          </table:table-cell>
          <table:table-cell office:value-type="string">
            <text:p>f</text:p>
          </table:table-cell>
          <table:table-cell office:value-type="string">
            <text:p>english, biblical</text:p>
          </table:table-cell>
          <table:table-cell office:value-type="string">
            <text:p>english</text:p>
          </table:table-cell>
          <table:table-cell office:value-type="string">
            <text:p>my god is my oath</text:p>
          </table:table-cell>
          <table:table-cell office:value-type="string">
            <text:p>religious</text:p>
          </table:table-cell>
          <table:table-cell office:value-type="string">
            <text:p>pretty</text:p>
          </table:table-cell>
          <table:table-cell office:value-type="string">
            <text:p>intelligent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Oliver</text:p>
          </table:table-cell>
          <table:table-cell office:value-type="string">
            <text:p>m</text:p>
          </table:table-cell>
          <table:table-cell office:value-type="string">
            <text:p>English, German, Swedish, Norwegian, Danish, Finnish, Estonian, Serbian, Croatian, Macedonian, Czech, Slovak</text:p>
          </table:table-cell>
          <table:table-cell office:value-type="string">
            <text:p>english</text:p>
          </table:table-cell>
          <table:table-cell office:value-type="string">
            <text:p>olive tree</text:p>
          </table:table-cell>
          <table:table-cell office:value-type="string">
            <text:p>nature</text:p>
          </table:table-cell>
          <table:table-cell office:value-type="string">
            <text:p>cute</text:p>
          </table:table-cell>
          <table:table-cell office:value-type="string">
            <text:p>intelligent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string">
            <text:p>England &amp; Wales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Jack</text:p>
          </table:table-cell>
          <table:table-cell office:value-type="string">
            <text:p>m</text:p>
          </table:table-cell>
          <table:table-cell table:number-columns-repeated="2" office:value-type="string">
            <text:p>english</text:p>
          </table:table-cell>
          <table:table-cell office:value-type="string">
            <text:p>yahweh is gracious</text:p>
          </table:table-cell>
          <table:table-cell office:value-type="string">
            <text:p>religious</text:p>
          </table:table-cell>
          <table:table-cell office:value-type="string">
            <text:p>tough</text:p>
          </table:table-cell>
          <table:table-cell office:value-type="string">
            <text:p>cute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office:value-type="string">
            <text:p>England &amp; Wales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table:style-name="ce2" office:value-type="string">
            <text:p>Harry</text:p>
          </table:table-cell>
          <table:table-cell office:value-type="string">
            <text:p>m</text:p>
          </table:table-cell>
          <table:table-cell table:number-columns-repeated="2" office:value-type="string">
            <text:p>english</text:p>
          </table:table-cell>
          <table:table-cell office:value-type="string">
            <text:p>home ruler</text:p>
          </table:table-cell>
          <table:table-cell office:value-type="string">
            <text:p>status</text:p>
          </table:table-cell>
          <table:table-cell office:value-type="string">
            <text:p>cool</text:p>
          </table:table-cell>
          <table:table-cell office:value-type="string">
            <text:p>intelligent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string">
            <text:p>England &amp; Wales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2" office:value-type="string">
            <text:p>Jacob</text:p>
          </table:table-cell>
          <table:table-cell office:value-type="string">
            <text:p>m</text:p>
          </table:table-cell>
          <table:table-cell office:value-type="string">
            <text:p>English, Dutch, Swedish, Norwegian, Danish, Jewish</text:p>
          </table:table-cell>
          <table:table-cell office:value-type="string">
            <text:p>english</text:p>
          </table:table-cell>
          <table:table-cell office:value-type="string">
            <text:p>holder of the heel, supplanter</text:p>
          </table:table-cell>
          <table:table-cell office:value-type="string">
            <text:p>religious</text:p>
          </table:table-cell>
          <table:table-cell office:value-type="string">
            <text:p>cute</text:p>
          </table:table-cell>
          <table:table-cell office:value-type="string">
            <text:p>cool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string">
            <text:p>England &amp; Wales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2" office:value-type="string">
            <text:p>Charlie</text:p>
          </table:table-cell>
          <table:table-cell office:value-type="string">
            <text:p>m (f)</text:p>
          </table:table-cell>
          <table:table-cell table:number-columns-repeated="2" office:value-type="string">
            <text:p>english</text:p>
          </table:table-cell>
          <table:table-cell office:value-type="string">
            <text:p>army, warrior</text:p>
          </table:table-cell>
          <table:table-cell office:value-type="string">
            <text:p>job</text:p>
          </table:table-cell>
          <table:table-cell office:value-type="string">
            <text:p>cute</text:p>
          </table:table-cell>
          <table:table-cell office:value-type="string">
            <text:p>tough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string">
            <text:p>England &amp; Wales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3">
          <table:table-cell table:style-name="ce2" office:value-type="string">
            <text:p>Thomas</text:p>
          </table:table-cell>
          <table:table-cell office:value-type="string">
            <text:p>m</text:p>
          </table:table-cell>
          <table:table-cell office:value-type="string">
            <text:p>English, French, German, Dutch, Swedish, Norwegian, Danish, Greek, Biblical</text:p>
          </table:table-cell>
          <table:table-cell office:value-type="string">
            <text:p>english</text:p>
          </table:table-cell>
          <table:table-cell office:value-type="string">
            <text:p>twin</text:p>
          </table:table-cell>
          <table:table-cell office:value-type="string">
            <text:p>lineage</text:p>
          </table:table-cell>
          <table:table-cell office:value-type="string">
            <text:p>cute</text:p>
          </table:table-cell>
          <table:table-cell office:value-type="string">
            <text:p>cool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string">
            <text:p>England &amp; Wales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3">
          <table:table-cell table:style-name="ce2" office:value-type="string">
            <text:p>Oscar</text:p>
          </table:table-cell>
          <table:table-cell office:value-type="string">
            <text:p>m</text:p>
          </table:table-cell>
          <table:table-cell office:value-type="string">
            <text:p>English, Irish, Portuguese (Brazilian), Italian, Swedish, Norwegian, Danish, Dutch, French</text:p>
          </table:table-cell>
          <table:table-cell office:value-type="string">
            <text:p>english</text:p>
          </table:table-cell>
          <table:table-cell office:value-type="string">
            <text:p>deer friend (not a typo, literal deer)</text:p>
          </table:table-cell>
          <table:table-cell office:value-type="string">
            <text:p>nature</text:p>
          </table:table-cell>
          <table:table-cell office:value-type="string">
            <text:p>cool</text:p>
          </table:table-cell>
          <table:table-cell office:value-type="string">
            <text:p>intelligent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England &amp; Wales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table:style-name="ce2" office:value-type="string">
            <text:p>William</text:p>
          </table:table-cell>
          <table:table-cell office:value-type="string">
            <text:p>m</text:p>
          </table:table-cell>
          <table:table-cell table:number-columns-repeated="2" office:value-type="string">
            <text:p>english</text:p>
          </table:table-cell>
          <table:table-cell office:value-type="string">
            <text:p>will, desire, helmet, protection</text:p>
          </table:table-cell>
          <table:table-cell office:value-type="string">
            <text:p>virtue</text:p>
          </table:table-cell>
          <table:table-cell office:value-type="string">
            <text:p>intelligent</text:p>
          </table:table-cell>
          <table:table-cell office:value-type="string">
            <text:p>pretty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string">
            <text:p>England &amp; Wales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table:style-name="ce2" office:value-type="string">
            <text:p>James</text:p>
          </table:table-cell>
          <table:table-cell office:value-type="string">
            <text:p>m</text:p>
          </table:table-cell>
          <table:table-cell office:value-type="string">
            <text:p>english, biblical</text:p>
          </table:table-cell>
          <table:table-cell office:value-type="string">
            <text:p>english</text:p>
          </table:table-cell>
          <table:table-cell office:value-type="string">
            <text:p>holder of the heel, supplanter</text:p>
          </table:table-cell>
          <table:table-cell office:value-type="string">
            <text:p>religious</text:p>
          </table:table-cell>
          <table:table-cell office:value-type="string">
            <text:p>intelligent</text:p>
          </table:table-cell>
          <table:table-cell office:value-type="string">
            <text:p>cute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string">
            <text:p>England &amp; Wales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table:style-name="ce2" office:value-type="string">
            <text:p>George</text:p>
          </table:table-cell>
          <table:table-cell office:value-type="string">
            <text:p>m</text:p>
          </table:table-cell>
          <table:table-cell office:value-type="string">
            <text:p>english, romanian</text:p>
          </table:table-cell>
          <table:table-cell office:value-type="string">
            <text:p>english</text:p>
          </table:table-cell>
          <table:table-cell office:value-type="string">
            <text:p>farmer, earthworker</text:p>
          </table:table-cell>
          <table:table-cell office:value-type="string">
            <text:p>job</text:p>
          </table:table-cell>
          <table:table-cell office:value-type="string">
            <text:p>intelligent</text:p>
          </table:table-cell>
          <table:table-cell office:value-type="string">
            <text:p>cool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office:value-type="string">
            <text:p>England &amp; Wales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Amelia</text:p>
          </table:table-cell>
          <table:table-cell office:value-type="string">
            <text:p>f</text:p>
          </table:table-cell>
          <table:table-cell office:value-type="string">
            <text:p>English, Spanish, Italian, Polish, Dutch, German</text:p>
          </table:table-cell>
          <table:table-cell office:value-type="string">
            <text:p>english</text:p>
          </table:table-cell>
          <table:table-cell office:value-type="string">
            <text:p>work</text:p>
          </table:table-cell>
          <table:table-cell office:value-type="string">
            <text:p>negative</text:p>
          </table:table-cell>
          <table:table-cell office:value-type="string">
            <text:p>pretty</text:p>
          </table:table-cell>
          <table:table-cell office:value-type="string">
            <text:p>tough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England &amp; Wales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Olivia</text:p>
          </table:table-cell>
          <table:table-cell office:value-type="string">
            <text:p>f</text:p>
          </table:table-cell>
          <table:table-cell office:value-type="string">
            <text:p>English, Italian, Spanish, German, Finnish, Swedish, Norwegian, Danish</text:p>
          </table:table-cell>
          <table:table-cell office:value-type="string">
            <text:p>english</text:p>
          </table:table-cell>
          <table:table-cell office:value-type="string">
            <text:p>olive</text:p>
          </table:table-cell>
          <table:table-cell office:value-type="string">
            <text:p>nature</text:p>
          </table:table-cell>
          <table:table-cell office:value-type="string">
            <text:p>intelligent</text:p>
          </table:table-cell>
          <table:table-cell office:value-type="string">
            <text:p>pretty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England &amp; Wales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table:style-name="ce2" office:value-type="string">
            <text:p>Emily</text:p>
          </table:table-cell>
          <table:table-cell office:value-type="string">
            <text:p>f</text:p>
          </table:table-cell>
          <table:table-cell table:number-columns-repeated="2" office:value-type="string">
            <text:p>english</text:p>
          </table:table-cell>
          <table:table-cell office:value-type="string">
            <text:p>rival</text:p>
          </table:table-cell>
          <table:table-cell office:value-type="string">
            <text:p>negative</text:p>
          </table:table-cell>
          <table:table-cell office:value-type="string">
            <text:p>intelligent</text:p>
          </table:table-cell>
          <table:table-cell office:value-type="string">
            <text:p>cute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office:value-type="string">
            <text:p>England &amp; Wales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2" office:value-type="string">
            <text:p>Ava</text:p>
          </table:table-cell>
          <table:table-cell office:value-type="string">
            <text:p>f</text:p>
          </table:table-cell>
          <table:table-cell table:number-columns-repeated="2" office:value-type="string">
            <text:p>english</text:p>
          </table:table-cell>
          <table:table-cell office:value-type="string">
            <text:p>to breathe</text:p>
          </table:table-cell>
          <table:table-cell office:value-type="string">
            <text:p>other</text:p>
          </table:table-cell>
          <table:table-cell office:value-type="string">
            <text:p>intelligent</text:p>
          </table:table-cell>
          <table:table-cell office:value-type="string">
            <text:p>cute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England &amp; Wales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2" office:value-type="string">
            <text:p>Isla</text:p>
          </table:table-cell>
          <table:table-cell office:value-type="string">
            <text:p>f</text:p>
          </table:table-cell>
          <table:table-cell table:number-columns-repeated="2" office:value-type="string">
            <text:p>scottish</text:p>
          </table:table-cell>
          <table:table-cell office:value-type="string">
            <text:p>the island of islay</text:p>
          </table:table-cell>
          <table:table-cell office:value-type="string">
            <text:p>location</text:p>
          </table:table-cell>
          <table:table-cell office:value-type="string">
            <text:p>pretty</text:p>
          </table:table-cell>
          <table:table-cell office:value-type="string">
            <text:p>cute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England &amp; Wales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3">
          <table:table-cell table:style-name="ce2" office:value-type="string">
            <text:p>Jessica</text:p>
          </table:table-cell>
          <table:table-cell office:value-type="string">
            <text:p>f</text:p>
          </table:table-cell>
          <table:table-cell office:value-type="string">
            <text:p>English, French, German, Swedish, Norwegian, Danish, Italian</text:p>
          </table:table-cell>
          <table:table-cell office:value-type="string">
            <text:p>english</text:p>
          </table:table-cell>
          <table:table-cell office:value-type="string">
            <text:p>invented by shakespeare</text:p>
          </table:table-cell>
          <table:table-cell office:value-type="string">
            <text:p>invented</text:p>
          </table:table-cell>
          <table:table-cell office:value-type="string">
            <text:p>pretty</text:p>
          </table:table-cell>
          <table:table-cell office:value-type="string">
            <text:p>tough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string">
            <text:p>England &amp; Wales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3">
          <table:table-cell table:style-name="ce2" office:value-type="string">
            <text:p>Poppy</text:p>
          </table:table-cell>
          <table:table-cell office:value-type="string">
            <text:p>f</text:p>
          </table:table-cell>
          <table:table-cell table:number-columns-repeated="2" office:value-type="string">
            <text:p>english</text:p>
          </table:table-cell>
          <table:table-cell office:value-type="string">
            <text:p>red flower</text:p>
          </table:table-cell>
          <table:table-cell office:value-type="string">
            <text:p>nature</text:p>
          </table:table-cell>
          <table:table-cell office:value-type="string">
            <text:p>cute</text:p>
          </table:table-cell>
          <table:table-cell office:value-type="string">
            <text:p>pretty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England &amp; Wales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table:style-name="ce2" office:value-type="string">
            <text:p>Isabella</text:p>
          </table:table-cell>
          <table:table-cell office:value-type="string">
            <text:p>f</text:p>
          </table:table-cell>
          <table:table-cell office:value-type="string">
            <text:p>Italian, German, English, Swedish, Norwegian, Danish, Dutch, Romanian</text:p>
          </table:table-cell>
          <table:table-cell office:value-type="string">
            <text:p>italian</text:p>
          </table:table-cell>
          <table:table-cell office:value-type="string">
            <text:p>my god is my oath</text:p>
          </table:table-cell>
          <table:table-cell office:value-type="string">
            <text:p>religious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England &amp; Wales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table:style-name="ce2" office:value-type="string">
            <text:p>Sophie</text:p>
          </table:table-cell>
          <table:table-cell office:value-type="string">
            <text:p>f</text:p>
          </table:table-cell>
          <table:table-cell office:value-type="string">
            <text:p>French, English, German, Dutch</text:p>
          </table:table-cell>
          <table:table-cell office:value-type="string">
            <text:p>french</text:p>
          </table:table-cell>
          <table:table-cell office:value-type="string">
            <text:p>wisdom</text:p>
          </table:table-cell>
          <table:table-cell office:value-type="string">
            <text:p>virtue</text:p>
          </table:table-cell>
          <table:table-cell office:value-type="string">
            <text:p>cute</text:p>
          </table:table-cell>
          <table:table-cell office:value-type="string">
            <text:p>intelligent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string">
            <text:p>England &amp; Wales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ia</text:p>
          </table:table-cell>
          <table:table-cell office:value-type="string">
            <text:p>f</text:p>
          </table:table-cell>
          <table:table-cell office:value-type="string">
            <text:p>Swedish, Norwegian, Danish, Dutch, German, English</text:p>
          </table:table-cell>
          <table:table-cell office:value-type="string">
            <text:p>swedish</text:p>
          </table:table-cell>
          <table:table-cell office:value-type="string">
            <text:p>Wished-for child</text:p>
          </table:table-cell>
          <table:table-cell office:value-type="string">
            <text:p>religious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England &amp; Wales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Yusuf</text:p>
          </table:table-cell>
          <table:table-cell office:value-type="string">
            <text:p>m</text:p>
          </table:table-cell>
          <table:table-cell office:value-type="string">
            <text:p>Arabic, Turkish</text:p>
          </table:table-cell>
          <table:table-cell office:value-type="string">
            <text:p>arabic</text:p>
          </table:table-cell>
          <table:table-cell office:value-type="string">
            <text:p>form of joseph, he will add</text:p>
          </table:table-cell>
          <table:table-cell office:value-type="string">
            <text:p>religious</text:p>
          </table:table-cell>
          <table:table-cell office:value-type="string">
            <text:p>cool</text:p>
          </table:table-cell>
          <table:table-cell office:value-type="string">
            <text:p>tough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Berat</text:p>
          </table:table-cell>
          <table:table-cell office:value-type="string">
            <text:p>m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letters patent</text:p>
          </table:table-cell>
          <table:table-cell office:value-type="string">
            <text:p>other</text:p>
          </table:table-cell>
          <table:table-cell office:value-type="string">
            <text:p>tough</text:p>
          </table:table-cell>
          <table:table-cell office:value-type="string">
            <text:p>intelligent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ustafa</text:p>
          </table:table-cell>
          <table:table-cell office:value-type="string">
            <text:p>m</text:p>
          </table:table-cell>
          <table:table-cell office:value-type="string">
            <text:p>Arabic, Turkish</text:p>
          </table:table-cell>
          <table:table-cell office:value-type="string">
            <text:p>arabic</text:p>
          </table:table-cell>
          <table:table-cell office:value-type="string">
            <text:p>the chosen one</text:p>
          </table:table-cell>
          <table:table-cell office:value-type="string">
            <text:p>religious</text:p>
          </table:table-cell>
          <table:table-cell office:value-type="string">
            <text:p>intelligent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Turkey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2" office:value-type="string">
            <text:p>Ahmet</text:p>
          </table:table-cell>
          <table:table-cell office:value-type="string">
            <text:p>m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more commendable</text:p>
          </table:table-cell>
          <table:table-cell office:value-type="string">
            <text:p>status</text:p>
          </table:table-cell>
          <table:table-cell office:value-type="string">
            <text:p>cool</text:p>
          </table:table-cell>
          <table:table-cell office:value-type="string">
            <text:p>tough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2" office:value-type="string">
            <text:p>Emir</text:p>
          </table:table-cell>
          <table:table-cell office:value-type="string">
            <text:p>m</text:p>
          </table:table-cell>
          <table:table-cell office:value-type="string">
            <text:p>Bosnian</text:p>
          </table:table-cell>
          <table:table-cell office:value-type="string">
            <text:p>bosnian</text:p>
          </table:table-cell>
          <table:table-cell office:value-type="string">
            <text:p>commander, prince. Originally a title</text:p>
          </table:table-cell>
          <table:table-cell office:value-type="string">
            <text:p>status</text:p>
          </table:table-cell>
          <table:table-cell office:value-type="string">
            <text:p>cool</text:p>
          </table:table-cell>
          <table:table-cell office:value-type="string">
            <text:p>pretty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3">
          <table:table-cell table:style-name="ce2" office:value-type="string">
            <text:p>Ömer</text:p>
          </table:table-cell>
          <table:table-cell office:value-type="string">
            <text:p>m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populous, flourishing</text:p>
          </table:table-cell>
          <table:table-cell office:value-type="string">
            <text:p>virtue</text:p>
          </table:table-cell>
          <table:table-cell office:value-type="string">
            <text:p>intelligent</text:p>
          </table:table-cell>
          <table:table-cell office:value-type="string">
            <text:p>tough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ehmet</text:p>
          </table:table-cell>
          <table:table-cell office:value-type="string">
            <text:p>m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form of muhammed, praiseworthy</text:p>
          </table:table-cell>
          <table:table-cell office:value-type="string">
            <text:p>religious</text:p>
          </table:table-cell>
          <table:table-cell office:value-type="string">
            <text:p>cool</text:p>
          </table:table-cell>
          <table:table-cell office:value-type="string">
            <text:p>cute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uhammed</text:p>
          </table:table-cell>
          <table:table-cell office:value-type="string">
            <text:p>m</text:p>
          </table:table-cell>
          <table:table-cell office:value-type="string">
            <text:p>Arabic, Pakistani, Urdu, Pashto, Tajik, Indonesian, Malay</text:p>
          </table:table-cell>
          <table:table-cell office:value-type="string">
            <text:p>arabic</text:p>
          </table:table-cell>
          <table:table-cell office:value-type="string">
            <text:p>praiseworthy</text:p>
          </table:table-cell>
          <table:table-cell office:value-type="string">
            <text:p>religious</text:p>
          </table:table-cell>
          <table:table-cell office:value-type="string">
            <text:p>intelligent</text:p>
          </table:table-cell>
          <table:table-cell office:value-type="string">
            <text:p>tough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Turkey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table:style-name="ce2" office:value-type="string">
            <text:p>Emirhan</text:p>
          </table:table-cell>
          <table:table-cell office:value-type="string">
            <text:p>m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prince, ruler</text:p>
          </table:table-cell>
          <table:table-cell office:value-type="string">
            <text:p>status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table:style-name="ce2" office:value-type="string">
            <text:p>Eymen</text:p>
          </table:table-cell>
          <table:table-cell office:value-type="string">
            <text:p>m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more lucky, blessed</text:p>
          </table:table-cell>
          <table:table-cell office:value-type="string">
            <text:p>virtue</text:p>
          </table:table-cell>
          <table:table-cell office:value-type="string">
            <text:p>intelligent</text:p>
          </table:table-cell>
          <table:table-cell office:value-type="string">
            <text:p>cute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Zeynep</text:p>
          </table:table-cell>
          <table:table-cell office:value-type="string">
            <text:p>f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fragrant flowering tree</text:p>
          </table:table-cell>
          <table:table-cell office:value-type="string">
            <text:p>nature</text:p>
          </table:table-cell>
          <table:table-cell office:value-type="string">
            <text:p>cute</text:p>
          </table:table-cell>
          <table:table-cell office:value-type="string">
            <text:p>tough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Elif</text:p>
          </table:table-cell>
          <table:table-cell office:value-type="string">
            <text:p>f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Slender</text:p>
          </table:table-cell>
          <table:table-cell office:value-type="string">
            <text:p>appearance</text:p>
          </table:table-cell>
          <table:table-cell office:value-type="string">
            <text:p>tough</text:p>
          </table:table-cell>
          <table:table-cell office:value-type="string">
            <text:p>pretty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table:style-name="ce2" office:value-type="string">
            <text:p>Ecrin</text:p>
          </table:table-cell>
          <table:table-cell office:value-type="string">
            <text:p>f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table:number-columns-repeated="2" office:value-type="string">
            <text:p>unknown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2" office:value-type="string">
            <text:p>Yağmur</text:p>
          </table:table-cell>
          <table:table-cell office:value-type="string">
            <text:p>f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rain</text:p>
          </table:table-cell>
          <table:table-cell office:value-type="string">
            <text:p>nature</text:p>
          </table:table-cell>
          <table:table-cell office:value-type="string">
            <text:p>intelligent</text:p>
          </table:table-cell>
          <table:table-cell office:value-type="string">
            <text:p>tough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2" office:value-type="string">
            <text:p>Zehra</text:p>
          </table:table-cell>
          <table:table-cell office:value-type="string">
            <text:p>f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brilliant, bright</text:p>
          </table:table-cell>
          <table:table-cell office:value-type="string">
            <text:p>virtue</text:p>
          </table:table-cell>
          <table:table-cell office:value-type="string">
            <text:p>pretty</text:p>
          </table:table-cell>
          <table:table-cell office:value-type="string">
            <text:p>cute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3">
          <table:table-cell table:style-name="ce2" office:value-type="string">
            <text:p>Azra</text:p>
          </table:table-cell>
          <table:table-cell office:value-type="string">
            <text:p>f</text:p>
          </table:table-cell>
          <table:table-cell office:value-type="string">
            <text:p>Arabic, Turkish, Bosnian, Persian, Pakistani, Urdu</text:p>
          </table:table-cell>
          <table:table-cell office:value-type="string">
            <text:p>arabic</text:p>
          </table:table-cell>
          <table:table-cell office:value-type="string">
            <text:p>virgin</text:p>
          </table:table-cell>
          <table:table-cell office:value-type="string">
            <text:p>status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3">
          <table:table-cell table:style-name="ce2" office:value-type="string">
            <text:p>Nisanur</text:p>
          </table:table-cell>
          <table:table-cell office:value-type="string">
            <text:p>f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the woman, light, sura of the quran</text:p>
          </table:table-cell>
          <table:table-cell office:value-type="string">
            <text:p>religious</text:p>
          </table:table-cell>
          <table:table-cell office:value-type="string">
            <text:p>cute</text:p>
          </table:table-cell>
          <table:table-cell office:value-type="string">
            <text:p>pretty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table:style-name="ce2" office:value-type="string">
            <text:p>Nehir</text:p>
          </table:table-cell>
          <table:table-cell office:value-type="string">
            <text:p>f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river</text:p>
          </table:table-cell>
          <table:table-cell office:value-type="string">
            <text:p>nature</text:p>
          </table:table-cell>
          <table:table-cell office:value-type="string">
            <text:p>cool</text:p>
          </table:table-cell>
          <table:table-cell office:value-type="string">
            <text:p>cute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table:style-name="ce2" office:value-type="string">
            <text:p>Hiranur</text:p>
          </table:table-cell>
          <table:table-cell office:value-type="string">
            <text:p>f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cave where mohammed received first revelations, light</text:p>
          </table:table-cell>
          <table:table-cell office:value-type="string">
            <text:p>religious</text:p>
          </table:table-cell>
          <table:table-cell office:value-type="string">
            <text:p>intelligent</text:p>
          </table:table-cell>
          <table:table-cell office:value-type="string">
            <text:p>cool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table:style-name="ce2" office:value-type="string">
            <text:p>Belinay</text:p>
          </table:table-cell>
          <table:table-cell office:value-type="string">
            <text:p>f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table:number-columns-repeated="2" office:value-type="string">
            <text:p>unknown</text:p>
          </table:table-cell>
          <table:table-cell office:value-type="string">
            <text:p>pretty</text:p>
          </table:table-cell>
          <table:table-cell office:value-type="string">
            <text:p>intelligent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4">
          <table:table-cell table:style-name="ce2" office:value-type="string">
            <text:p><text:span text:style-name="T1">Hiroto </text:span><text:span text:style-name="T2">大翔</text:span></text:p>
          </table:table-cell>
          <table:table-cell office:value-type="string">
            <text:p>m</text:p>
          </table:table-cell>
          <table:table-cell table:number-columns-repeated="2" office:value-type="string">
            <text:p>Japanese</text:p>
          </table:table-cell>
          <table:table-cell office:value-type="string">
            <text:p>big, great, soar, glide</text:p>
          </table:table-cell>
          <table:table-cell office:value-type="string">
            <text:p>status</text:p>
          </table:table-cell>
          <table:table-cell office:value-type="string">
            <text:p>cool</text:p>
          </table:table-cell>
          <table:table-cell office:value-type="string">
            <text:p>tough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4">
          <table:table-cell table:style-name="ce2" office:value-type="string">
            <text:p><text:span text:style-name="T1">Ren </text:span><text:span text:style-name="T2">蓮</text:span></text:p>
          </table:table-cell>
          <table:table-cell office:value-type="string">
            <text:p>m (f)</text:p>
          </table:table-cell>
          <table:table-cell table:number-columns-repeated="2" office:value-type="string">
            <text:p>Japanese</text:p>
          </table:table-cell>
          <table:table-cell office:value-type="string">
            <text:p>lotus</text:p>
          </table:table-cell>
          <table:table-cell office:value-type="string">
            <text:p>nature</text:p>
          </table:table-cell>
          <table:table-cell office:value-type="string">
            <text:p>cool</text:p>
          </table:table-cell>
          <table:table-cell office:value-type="string">
            <text:p>pretty</text:p>
          </table:table-cell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string">
            <text:p>Japan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6">
          <table:table-cell table:style-name="ce2" office:value-type="string">
            <text:p><text:span text:style-name="T1">Yuuma </text:span><text:span text:style-name="T2">悠真</text:span></text:p>
          </table:table-cell>
          <table:table-cell office:value-type="string">
            <text:p>m</text:p>
          </table:table-cell>
          <table:table-cell table:number-columns-repeated="2" office:value-type="string">
            <text:p>Japanese</text:p>
          </table:table-cell>
          <table:table-cell office:value-type="string">
            <text:p>distant, leisurely, real, genuine</text:p>
          </table:table-cell>
          <table:table-cell office:value-type="string">
            <text:p>virtue</text:p>
          </table:table-cell>
          <table:table-cell office:value-type="string">
            <text:p>intelligent</text:p>
          </table:table-cell>
          <table:table-cell office:value-type="string">
            <text:p>cool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4">
          <table:table-cell table:style-name="ce2" office:value-type="string">
            <text:p><text:span text:style-name="T1">Minato </text:span><text:span text:style-name="T2">湊</text:span></text:p>
          </table:table-cell>
          <table:table-cell office:value-type="string">
            <text:p>m</text:p>
          </table:table-cell>
          <table:table-cell table:number-columns-repeated="2" office:value-type="string">
            <text:p>Japanese</text:p>
          </table:table-cell>
          <table:table-cell office:value-type="string">
            <text:p>harbour</text:p>
          </table:table-cell>
          <table:table-cell office:value-type="string">
            <text:p>nature</text:p>
          </table:table-cell>
          <table:table-cell office:value-type="string">
            <text:p>cute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string">
            <text:p>Japan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4">
          <table:table-cell table:style-name="ce2" office:value-type="string">
            <text:p><text:span text:style-name="T1">Haruto </text:span><text:span text:style-name="T2">陽斗</text:span></text:p>
          </table:table-cell>
          <table:table-cell office:value-type="string">
            <text:p>m</text:p>
          </table:table-cell>
          <table:table-cell table:number-columns-repeated="2" office:value-type="string">
            <text:p>Japanese</text:p>
          </table:table-cell>
          <table:table-cell office:value-type="string">
            <text:p>light, sun, male, constellation</text:p>
          </table:table-cell>
          <table:table-cell office:value-type="string">
            <text:p>nature</text:p>
          </table:table-cell>
          <table:table-cell office:value-type="string">
            <text:p>cool</text:p>
          </table:table-cell>
          <table:table-cell office:value-type="string">
            <text:p>tough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4">
          <table:table-cell table:style-name="ce2" office:value-type="string">
            <text:p><text:span text:style-name="T1">Shouta </text:span><text:span text:style-name="T2">翔太</text:span></text:p>
          </table:table-cell>
          <table:table-cell office:value-type="string">
            <text:p>m</text:p>
          </table:table-cell>
          <table:table-cell table:number-columns-repeated="2" office:value-type="string">
            <text:p>Japanese</text:p>
          </table:table-cell>
          <table:table-cell office:value-type="string">
            <text:p>soar, glide, thick, big</text:p>
          </table:table-cell>
          <table:table-cell office:value-type="string">
            <text:p>other</text:p>
          </table:table-cell>
          <table:table-cell office:value-type="string">
            <text:p>tough</text:p>
          </table:table-cell>
          <table:table-cell office:value-type="string">
            <text:p>cute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6">
          <table:table-cell table:style-name="ce2" office:value-type="string">
            <text:p><text:span text:style-name="T1">Yuuto </text:span><text:span text:style-name="T2">悠斗</text:span></text:p>
          </table:table-cell>
          <table:table-cell office:value-type="string">
            <text:p>m</text:p>
          </table:table-cell>
          <table:table-cell table:number-columns-repeated="2" office:value-type="string">
            <text:p>Japanese</text:p>
          </table:table-cell>
          <table:table-cell office:value-type="string">
            <text:p>distant, leisurely, constellation</text:p>
          </table:table-cell>
          <table:table-cell office:value-type="string">
            <text:p>nature</text:p>
          </table:table-cell>
          <table:table-cell office:value-type="string">
            <text:p>tough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4">
          <table:table-cell table:style-name="ce2" office:value-type="string">
            <text:p><text:span text:style-name="T1">Haruto </text:span><text:span text:style-name="T2">陽翔</text:span></text:p>
          </table:table-cell>
          <table:table-cell office:value-type="string">
            <text:p>m</text:p>
          </table:table-cell>
          <table:table-cell table:number-columns-repeated="2" office:value-type="string">
            <text:p>Japanese</text:p>
          </table:table-cell>
          <table:table-cell office:value-type="string">
            <text:p>light, sun, male, soar, fly</text:p>
          </table:table-cell>
          <table:table-cell office:value-type="string">
            <text:p>nature</text:p>
          </table:table-cell>
          <table:table-cell office:value-type="string">
            <text:p>cool</text:p>
          </table:table-cell>
          <table:table-cell office:value-type="string">
            <text:p>tough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4">
          <table:table-cell table:style-name="ce2" office:value-type="string">
            <text:p><text:span text:style-name="T1">Souma </text:span><text:span text:style-name="T2">颯真</text:span></text:p>
          </table:table-cell>
          <table:table-cell office:value-type="string">
            <text:p>m</text:p>
          </table:table-cell>
          <table:table-cell table:number-columns-repeated="2" office:value-type="string">
            <text:p>Japanese</text:p>
          </table:table-cell>
          <table:table-cell office:value-type="string">
            <text:p>sudden, sound of wind</text:p>
          </table:table-cell>
          <table:table-cell office:value-type="string">
            <text:p>nature</text:p>
          </table:table-cell>
          <table:table-cell office:value-type="string">
            <text:p>cool</text:p>
          </table:table-cell>
          <table:table-cell office:value-type="string">
            <text:p>pretty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string">
            <text:p>Japan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4">
          <table:table-cell table:style-name="ce2" office:value-type="string">
            <text:p><text:span text:style-name="T1">Souta </text:span><text:span text:style-name="T2">颯太</text:span></text:p>
          </table:table-cell>
          <table:table-cell office:value-type="string">
            <text:p>m</text:p>
          </table:table-cell>
          <table:table-cell table:number-columns-repeated="2" office:value-type="string">
            <text:p>Japanese</text:p>
          </table:table-cell>
          <table:table-cell office:value-type="string">
            <text:p>sudden, sound of wind, thick, big</text:p>
          </table:table-cell>
          <table:table-cell office:value-type="string">
            <text:p>nature</text:p>
          </table:table-cell>
          <table:table-cell office:value-type="string">
            <text:p>intelligent</text:p>
          </table:table-cell>
          <table:table-cell office:value-type="string">
            <text:p>cute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4">
          <table:table-cell table:style-name="ce2" office:value-type="string">
            <text:p><text:span text:style-name="T1">Yuina </text:span><text:span text:style-name="T2">結菜</text:span></text:p>
          </table:table-cell>
          <table:table-cell office:value-type="string">
            <text:p>f</text:p>
          </table:table-cell>
          <table:table-cell table:number-columns-repeated="2" office:value-type="string">
            <text:p>Japanese</text:p>
          </table:table-cell>
          <table:table-cell office:value-type="string">
            <text:p>tie, bind, vegetables, greens</text:p>
          </table:table-cell>
          <table:table-cell office:value-type="string">
            <text:p>nature</text:p>
          </table:table-cell>
          <table:table-cell office:value-type="string">
            <text:p>pretty</text:p>
          </table:table-cell>
          <table:table-cell office:value-type="string">
            <text:p>intelligent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4">
          <table:table-cell table:style-name="ce2" office:value-type="string">
            <text:p><text:span text:style-name="T1">Hina </text:span><text:span text:style-name="T2">陽菜</text:span></text:p>
          </table:table-cell>
          <table:table-cell office:value-type="string">
            <text:p>f</text:p>
          </table:table-cell>
          <table:table-cell table:number-columns-repeated="2" office:value-type="string">
            <text:p>Japanese</text:p>
          </table:table-cell>
          <table:table-cell office:value-type="string">
            <text:p>light, sun, male, vegetables, greens</text:p>
          </table:table-cell>
          <table:table-cell office:value-type="string">
            <text:p>nature</text:p>
          </table:table-cell>
          <table:table-cell office:value-type="string">
            <text:p>cute</text:p>
          </table:table-cell>
          <table:table-cell office:value-type="string">
            <text:p>cool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4">
          <table:table-cell table:style-name="ce2" office:value-type="string">
            <text:p><text:span text:style-name="T1">Aoi </text:span><text:span text:style-name="T2">葵</text:span></text:p>
          </table:table-cell>
          <table:table-cell office:value-type="string">
            <text:p>f (m)</text:p>
          </table:table-cell>
          <table:table-cell table:number-columns-repeated="2" office:value-type="string">
            <text:p>Japanese</text:p>
          </table:table-cell>
          <table:table-cell office:value-type="string">
            <text:p>hollyhock</text:p>
          </table:table-cell>
          <table:table-cell office:value-type="string">
            <text:p>nature</text:p>
          </table:table-cell>
          <table:table-cell office:value-type="string">
            <text:p>tough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4">
          <table:table-cell table:style-name="ce2" office:value-type="string">
            <text:p><text:span text:style-name="T1">Yua </text:span><text:span text:style-name="T2">結愛</text:span></text:p>
          </table:table-cell>
          <table:table-cell office:value-type="string">
            <text:p>f</text:p>
          </table:table-cell>
          <table:table-cell table:number-columns-repeated="2" office:value-type="string">
            <text:p>Japanese</text:p>
          </table:table-cell>
          <table:table-cell office:value-type="string">
            <text:p>tie, bind, love, affection</text:p>
          </table:table-cell>
          <table:table-cell office:value-type="string">
            <text:p>virtue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4">
          <table:table-cell table:style-name="ce2" office:value-type="string">
            <text:p><text:span text:style-name="T1">Yui </text:span><text:span text:style-name="T2">結衣</text:span></text:p>
          </table:table-cell>
          <table:table-cell office:value-type="string">
            <text:p>f</text:p>
          </table:table-cell>
          <table:table-cell table:number-columns-repeated="2" office:value-type="string">
            <text:p>Japanese</text:p>
          </table:table-cell>
          <table:table-cell office:value-type="string">
            <text:p>tie, bind, clothing, garment</text:p>
          </table:table-cell>
          <table:table-cell office:value-type="string">
            <text:p>other</text:p>
          </table:table-cell>
          <table:table-cell office:value-type="string">
            <text:p>cute</text:p>
          </table:table-cell>
          <table:table-cell office:value-type="string">
            <text:p>pretty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4">
          <table:table-cell table:style-name="ce2" office:value-type="string">
            <text:p><text:span text:style-name="T1">Rin </text:span><text:span text:style-name="T2">凛</text:span></text:p>
          </table:table-cell>
          <table:table-cell office:value-type="string">
            <text:p>f (m)</text:p>
          </table:table-cell>
          <table:table-cell table:number-columns-repeated="2" office:value-type="string">
            <text:p>Japanese</text:p>
          </table:table-cell>
          <table:table-cell office:value-type="string">
            <text:p>dignified, severe, cold</text:p>
          </table:table-cell>
          <table:table-cell office:value-type="string">
            <text:p>negative</text:p>
          </table:table-cell>
          <table:table-cell office:value-type="string">
            <text:p>pretty</text:p>
          </table:table-cell>
          <table:table-cell office:value-type="string">
            <text:p>intelligent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4">
          <table:table-cell table:style-name="ce2" office:value-type="string">
            <text:p><text:span text:style-name="T1">Airi </text:span><text:span text:style-name="T2">愛莉</text:span></text:p>
          </table:table-cell>
          <table:table-cell office:value-type="string">
            <text:p>f</text:p>
          </table:table-cell>
          <table:table-cell table:number-columns-repeated="2" office:value-type="string">
            <text:p>Japanese</text:p>
          </table:table-cell>
          <table:table-cell office:value-type="string">
            <text:p>love, affection, white jasmine</text:p>
          </table:table-cell>
          <table:table-cell office:value-type="string">
            <text:p>nature</text:p>
          </table:table-cell>
          <table:table-cell office:value-type="string">
            <text:p>pretty</text:p>
          </table:table-cell>
          <table:table-cell office:value-type="string">
            <text:p>cute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4">
          <table:table-cell table:style-name="ce2" office:value-type="string">
            <text:p><text:span text:style-name="T1">Koharu </text:span><text:span text:style-name="T2">心春</text:span></text:p>
          </table:table-cell>
          <table:table-cell office:value-type="string">
            <text:p>f</text:p>
          </table:table-cell>
          <table:table-cell table:number-columns-repeated="2" office:value-type="string">
            <text:p>Japanese</text:p>
          </table:table-cell>
          <table:table-cell office:value-type="string">
            <text:p>heart, spring</text:p>
          </table:table-cell>
          <table:table-cell office:value-type="string">
            <text:p>nature</text:p>
          </table:table-cell>
          <table:table-cell office:value-type="string">
            <text:p>tough</text:p>
          </table:table-cell>
          <table:table-cell office:value-type="string">
            <text:p>intelligent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4">
          <table:table-cell table:style-name="ce2" office:value-type="string">
            <text:p><text:span text:style-name="T1">Airi </text:span><text:span text:style-name="T2">愛梨</text:span></text:p>
          </table:table-cell>
          <table:table-cell office:value-type="string">
            <text:p>f</text:p>
          </table:table-cell>
          <table:table-cell table:number-columns-repeated="2" office:value-type="string">
            <text:p>Japanese</text:p>
          </table:table-cell>
          <table:table-cell office:value-type="string">
            <text:p>love, affection, pear</text:p>
          </table:table-cell>
          <table:table-cell office:value-type="string">
            <text:p>nature</text:p>
          </table:table-cell>
          <table:table-cell office:value-type="string">
            <text:p>pretty</text:p>
          </table:table-cell>
          <table:table-cell office:value-type="string">
            <text:p>cute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4">
          <table:table-cell table:style-name="ce2" office:value-type="string">
            <text:p><text:span text:style-name="T1">Mei </text:span><text:span text:style-name="T2">芽依</text:span></text:p>
          </table:table-cell>
          <table:table-cell office:value-type="string">
            <text:p>f</text:p>
          </table:table-cell>
          <table:table-cell table:number-columns-repeated="2" office:value-type="string">
            <text:p>Japanese</text:p>
          </table:table-cell>
          <table:table-cell office:value-type="string">
            <text:p>bud, rely on</text:p>
          </table:table-cell>
          <table:table-cell office:value-type="string">
            <text:p>nature</text:p>
          </table:table-cell>
          <table:table-cell office:value-type="string">
            <text:p>tough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 table:number-rows-repeated="20">
          <table:table-cell table:style-name="ce2"/>
          <table:table-cell table:number-columns-repeated="16"/>
        </table:table-row>
        <table:table-row table:style-name="ro3" table:number-rows-repeated="1048454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Sheet2" table:style-name="ta1" table:print="false">
        <table:table-column table:style-name="co2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Songti-SC-Regular" svg:font-family="STSongti-SC-Regular"/>
    <style:font-face style:name="Helvetica" svg:font-family="Helvetica" style:font-family-generic="swiss"/>
    <style:font-face style:name="Proxima Nova" svg:font-family="'Proxima Nova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X="1" style:scale-to-Y="4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9/09/2016</text:date>, <text:time>09:3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6:27:10</meta:creation-date>
    <dc:date>2016-09-09T09:37:07</dc:date>
    <meta:editing-duration>PT13H21M36S</meta:editing-duration>
    <meta:editing-cycles>12</meta:editing-cycles>
    <meta:generator>OpenOffice/4.1.1$Unix OpenOffice.org_project/411m6$Build-9775</meta:generator>
    <meta:document-statistic meta:table-count="3" meta:cell-count="1212" meta:object-count="0"/>
    <meta:user-defined meta:name=""/>
  </office:meta>
</office:document-meta>
</file>